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style:style style:name="P7" style:family="paragraph" style:parent-style-name="Text_20_body" style:list-style-name="L3">
      <style:paragraph-properties fo:margin-top="0cm" fo:margin-bottom="0cm"/>
    </style:style>
    <style:style style:name="P8" style:family="paragraph" style:parent-style-name="Text_20_body" style:list-style-name="L4">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ACC instruction taken from [1]</text:p>
      <text:p text:style-name="Standard"/>
      <text:h text:style-name="Heading_20_5" text:outline-level="5">DPACC / APACC (DPAC_IR:b1010, APAC_IR:b1011, DR: 35bit) </text:h>
      <text:p text:style-name="Text_20_body">Initiate a debug port or access port access, to access a debug port or access port register. </text:p>
      <text:p text:style-name="Text_20_body">In the Capture-DR state, the result of the previous transaction, if any, is returned, together with a 3-bit ACK response. Only two ACK responses are implemented (all others reserved): </text:p>
      <text:list xml:id="list498933853833774739" text:style-name="L1">
        <text:list-item>
          <text:p text:style-name="P5">b010 OK/FAULT response to a DPACC or APACC access: If the response indicated by ACK[2:0] is OK/FAULT, the previous transaction has completed. The response code does not show whether the transaction completed successfully or was faulted. You must read the CTRL/STAT register to find whether the transaction was successful: </text:p>
          <text:list>
            <text:list-item>
              <text:p text:style-name="P5">If the previous transaction was a read that completed successfully, then the captured ReadResult[31:0] is the requested register value. This result is shifted out as Data[34:3]. </text:p>
            </text:list-item>
            <text:list-item>
              <text:p text:style-name="P5">If the previous transaction was a write, or a read that did not complete successfully, the captured ReadResult[31:0] is Unpredictable. If Data[34:3] is shifted out it must be discarded. </text:p>
            </text:list-item>
          </text:list>
        </text:list-item>
        <text:list-item>
          <text:p text:style-name="P1">b001 WAIT response to a DPACC or APACC access: A WAIT response indicates that the previous transaction has not completed. The host should retry the DPACC or APACC access. Normally, if software detects a WAIT response, it retries the same transfer. This enables the protocol to process data as quickly as possible. However, if the software has retried a transfer a number of times, permitting enough time for a slow interconnect and memory system to respond, it might write to the ABORT register, to cancel the operation. This signals to the active access port that it can terminate the transfer it is currently attempting and permits access to other parts of the debug system. An access port might not be able to terminate a transfer on its ASIC interface. However, on receiving an ABORT, the access port must free its JTAG interface. </text:p>
        </text:list-item>
      </text:list>
      <text:p text:style-name="Text_20_body">Operation in the Update-DR depends on whether the ACK[2:0] response was OK/FAULT or WAIT. The two cases are described in: </text:p>
      <text:list xml:id="list1832600818021987783" text:style-name="L2">
        <text:list-item>
          <text:p text:style-name="P6">Update-DR operation following an OK/FAULT response. </text:p>
        </text:list-item>
        <text:list-item>
          <text:p text:style-name="P2">Update-DR operation following a WAIT response: No request is generated at the Update-DR state and the shifted-in data is discarded. The captured value of ReadResult[31:0] is Unpredictable. You can detect a WAIT response without shifting through the entire DP or AP Access Register </text:p>
        </text:list-item>
      </text:list>
      <text:p text:style-name="Text_20_body">If IR=DPACC then read/write to DP, IR=APACC then read/write to AP register. RnW=0 write into DATAIN[31:0], RnW=1 read from addressed register in next read cycle: DPACC selects A[3:2], APACC selected by A[3:2] and the SELECT DP register. Register accesses can be pipelined, because a single DPACC or APACC scan can return the result of the previous read operation at the same time as requesting another register access. At the end of a sequence of pipelined register reads, you can read the DP RDBUFF Register to return the result of the final register read. </text:p>
      <text:p text:style-name="Text_20_body">If the current IR instruction is APACC, causing an APACC access: </text:p>
      <text:list xml:id="list7363789117577518124" text:style-name="L3">
        <text:list-item>
          <text:p text:style-name="P7">If any sticky flag is set in the DP CTRL/STAT Register, the transaction is discarded. The next scan returns an OK/FAULT response immediately. </text:p>
        </text:list-item>
        <text:list-item>
          <text:p text:style-name="P7">If pushed compare or pushed verify operations are enabled then the scanned-in value of RnW must be 0, otherwise behavior is Unpredictable. On Update-DR, a read request is issued and the returned value compared against DATAIN[31:0]. The STICKYCMP flag in the DP CTRL/STAT register is updated based on this comparison. </text:p>
        </text:list-item>
        <text:list-item>
          <text:p text:style-name="P3">The AP access does not complete until the access port signals it as completed. </text:p>
        </text:list-item>
      </text:list>
      <text:p text:style-name="Text_20_body"><text:soft-page-break/>Sticky overrun behavior on DPACC and APACC accesses: At the Capture-DR state, if the previous transaction has not completed a WAIT response is generated. When this happens, if the Overrun Detect flag is set, the Sticky Overrun flag, STICKYORUN, is set. While the previous transaction remains not completed, subsequent scans also receive a WAIT response. When the previous transaction has completed, any more APACC transactions are abandoned and scans respond immediately with an OK/FAULT response. However, debug port registers can be accessed. In particular the CTRL/STAT register can be accessed, to confirm that the Sticky Overrun flag is set and to clear the flag after gathering any required information about the overrun condition. See Overrun detection on page 9-48 for more information. </text:p>
      <text:p text:style-name="Text_20_body">Most common situations handling: </text:p>
      <text:list xml:id="list7178445366248339622" text:style-name="L4">
        <text:list-item>
          <text:p text:style-name="P8">Read Operation returns OK/FAULT - Capture read data. </text:p>
        </text:list-item>
        <text:list-item>
          <text:p text:style-name="P8">Write Operation returns OK/FAULT - No more action required. </text:p>
        </text:list-item>
        <text:list-item>
          <text:p text:style-name="P8">Read or Write Operation returns WAIT - Repeat the same access until either an OK/FAULT ACK is received or the wait timeout is reached. If necessary, use the DAP ABORT register to enable access to the AP. </text:p>
        </text:list-item>
        <text:list-item>
          <text:p text:style-name="P4">Read or Write Operation returns Invalid ACK - Assume a target or line error has occurred and treat as a fatal error. </text:p>
        </text:list-item>
      </text:list>
      <text:p text:style-name="Standard"/>
      <text:p text:style-name="Standard"/>
      <text:p text:style-name="Standard"/>
      <text:p text:style-name="Standard">[1] http://sourceforge.net/apps/mediawiki/stm32primer2swd/index.php?title=Main_Page#DPACC_.2F_APACC_.28DPAC_IR:b1010.2C_APAC_IR:b1011.2C_DR:_35bi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6T20:13:18.64</meta:creation-date>
    <meta:document-statistic meta:table-count="0" meta:image-count="0" meta:object-count="0" meta:page-count="2" meta:paragraph-count="23" meta:word-count="781" meta:character-count="4926"/>
    <dc:date>2014-02-26T21:02:48.36</dc:date>
    <meta:editing-duration>PT49M31S</meta:editing-duration>
    <meta:editing-cycles>1</meta:editing-cycles>
    <meta:generator>OpenOffice.org/3.4.1$Win32 OpenOffice.org_project/341m1$Build-9593</meta:generator>
  </office:meta>
</office:document-meta>
</file>